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21cm"/>
    </style:style>
    <style:style style:name="co2" style:family="table-column">
      <style:table-column-properties fo:break-before="auto" style:column-width="24.744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4.7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7.314cm"/>
    </style:style>
    <style:style style:name="co7" style:family="table-column">
      <style:table-column-properties fo:break-before="auto" style:column-width="8.797cm"/>
    </style:style>
    <style:style style:name="co8" style:family="table-column">
      <style:table-column-properties fo:break-before="auto" style:column-width="8.308cm"/>
    </style:style>
    <style:style style:name="co9" style:family="table-column">
      <style:table-column-properties fo:break-before="auto" style:column-width="22.239cm"/>
    </style:style>
    <style:style style:name="co10" style:family="table-column">
      <style:table-column-properties fo:break-before="auto" style:column-width="8.571cm"/>
    </style:style>
    <style:style style:name="co11" style:family="table-column">
      <style:table-column-properties fo:break-before="auto" style:column-width="14.422cm"/>
    </style:style>
    <style:style style:name="co12" style:family="table-column">
      <style:table-column-properties fo:break-before="auto" style:column-width="27.166cm"/>
    </style:style>
    <style:style style:name="co13" style:family="table-column">
      <style:table-column-properties fo:break-before="auto" style:column-width="6.775cm"/>
    </style:style>
    <style:style style:name="co14" style:family="table-column">
      <style:table-column-properties fo:break-before="auto" style:column-width="6.366cm"/>
    </style:style>
    <style:style style:name="co15" style:family="table-column">
      <style:table-column-properties fo:break-before="auto" style:column-width="23.978cm"/>
    </style:style>
    <style:style style:name="co16" style:family="table-column">
      <style:table-column-properties fo:break-before="auto" style:column-width="24.1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1.785cm" fo:break-before="auto" style:use-optimal-row-height="true"/>
    </style:style>
    <style:style style:name="ro4" style:family="table-row">
      <style:table-row-properties style:row-height="1.445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0" style:family="table-cell" style:parent-style-name="Default">
      <style:text-properties style:font-name="Calibri" fo:font-size="20pt" style:font-size-asian="20pt" style:font-size-complex="20pt"/>
    </style:style>
    <style:style style:name="ce31" style:family="table-cell" style:parent-style-name="Default">
      <style:text-properties fo:font-size="18pt" style:font-size-asian="18pt" style:font-size-complex="18pt"/>
    </style:style>
    <style:style style:name="ce4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Calibri" fo:font-size="20pt" style:font-size-asian="20pt" style:font-size-complex="20pt"/>
    </style:style>
    <style:style style:name="ce49" style:family="table-cell" style:parent-style-name="Default">
      <style:text-properties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6f9d4"/>
      <style:text-properties fo:font-size="18pt" style:font-size-asian="18pt" style:font-size-complex="18pt"/>
    </style:style>
    <style:style style:name="ce52" style:family="table-cell" style:parent-style-name="Default">
      <style:table-cell-properties fo:background-color="#d4ea6b"/>
      <style:text-properties fo:font-size="18pt" style:font-size-asian="18pt" style:font-size-complex="18pt"/>
    </style:style>
    <style:style style:name="ce47" style:family="table-cell" style:parent-style-name="Default">
      <style:text-properties fo:font-size="18pt" fo:font-weight="normal" style:font-size-asian="18pt" style:font-weight-asian="normal" style:font-size-complex="18pt" style:font-weight-complex="normal"/>
    </style:style>
    <style:style style:name="ce54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81d41a"/>
      <style:text-properties fo:font-size="16pt" style:font-size-asian="16pt" style:font-size-complex="16pt"/>
    </style:style>
    <style:style style:name="ce40" style:family="table-cell" style:parent-style-name="Default">
      <style:table-cell-properties fo:background-color="#81d41a"/>
      <style:text-properties style:text-outline="false" style:text-line-through-style="none" style:text-line-through-type="none" style:font-name="Liberation Sans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av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java executor framewor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ailfast and fail saf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 the java.util.concurrent package and its main componen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read-safe implementations of common collection classes, explain ConcurrentHashMap putIfAbsent(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shing technique, hashCode and equals, hashcollis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at is callback hell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fference between DTO and Entity class ( Dto is for request and response and Entity deals with table and database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at is session management? What library would you use to implement it in Java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Multithreading Concepts(ThreadPools, ExecutorService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 the Java memory model and garbage collection mechanisms. Types Of Garbage Collec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 the concepts of serialization and deserialization in Java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 the purpose of the Reflection API in Java and provide use cases.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1" office:value-type="string" calcext:value-type="string">
            <text:p>Java 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use reduce methgod in java 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va 8 features in detail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Difference between map and flatma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va 8 sample code practice.</text:p>
          </table:table-cell>
          <table:table-cell office:value-type="string" calcext:value-type="string">
            <text:p>https://javaconceptoftheday.com/java-8-interview-sample-coding-questions/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1" office:value-type="string" calcext:value-type="string">
            <text:p>Junit and Mockit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ed about mocking and test of different methods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so explained about injectmocks scenorio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does JUnit support testing in Java, and what are its key features?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Java Program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sic java programs.</text:p>
          </table:table-cell>
          <table:table-cell table:number-columns-repeated="16383"/>
        </table:table-row>
        <table:table-row table:style-name="ro2">
          <table:table-cell table:style-name="ce22" office:value-type="string" calcext:value-type="string">
            <text:p>Java 8 Stream API Interview Questions</text:p>
          </table:table-cell>
          <table:table-cell office:value-type="string" calcext:value-type="string">
            <text:p><text:a xlink:href="https://medium.com/@moiz.mhb/java-8-stream-api-interview-questions-7336f8a17968" xlink:type="simple">https://medium.com/@moiz.mhb/java-8-stream-api-interview-questions-7336f8a17968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/>Solving Real Time Queries Using Java 8 Features – EMS</text:p>
          </table:table-cell>
          <table:table-cell office:value-type="string" calcext:value-type="string">
            <text:p>https://javaconceptoftheday.com/solving-real-time-queries-using-java-8-features-employee-management-system/</text:p>
          </table:table-cell>
          <table:table-cell table:number-columns-repeated="1638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ngular" table:style-name="ta1">
        <table:table-column table:style-name="co6" table:default-cell-style-name="ce1"/>
        <table:table-column table:style-name="co5" table:number-columns-repeated="16383" table:default-cell-style-name="ce1"/>
        <table:table-row table:style-name="ro1">
          <table:table-cell office:value-type="string" calcext:value-type="string">
            <text:p>1) what is angular interceptors for handling HTTP requests and response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) Authentication and authorization in angula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) lazy loading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4) rxJs Operator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) router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at is CORS? how to hanle in front end and backend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) what is angular interceptors for handling HTTP requests and response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) state management techniques using libraries like NgRx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) lazy loading in Angular application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4) form validation using reactive for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) Observable vs Promis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) ngModel vs [(ngModel)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7) routerLink vs hre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8) pipes vs filter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9) templateRef vs elementRe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) activatedRoute vs activatedRouteSnapsh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) BehaviourSubject vs ReplaySubject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2) Difference between ngOnchanges and ngDoChe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3) What are different ways you share the data between different component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) Error handling by centralized method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) Rxjx operators you have used in your project, Distinct until rxjx operat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) hostBinding vs hostListener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) observable vs subject vs behaviourSubjec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) difference between hot and cold observables</text:p>
          </table:table-cell>
          <table:table-cell table:number-columns-repeated="16383"/>
        </table:table-row>
        <table:table-row table:style-name="ro3">
          <table:table-cell table:style-name="ce23" office:value-type="string" calcext:value-type="string">
            <text:p>Angular Course (Topics - Security &amp; Performance) | By Mr. Ranjan</text:p>
          </table:table-cell>
          <table:table-cell table:style-name="ce24" office:value-type="string" calcext:value-type="string">
            <text:p>https://www.youtube.com/watch?v=E4F77TuFAiY&amp;ab_channel=SreenuTech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Resources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ttps://www.youtube.com/watch?v=JtDf8h8HLZ4&amp;list=PLAgJNt0flqKdcAtyFCyZrtg9CmCqxqgqg&amp;index=3&amp;ab_channel=UiDevGuid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ttps://www.youtube.com/watch?v=uXOM2Xrj0lQ&amp;list=PLAgJNt0flqKdcAtyFCyZrtg9CmCqxqgqg&amp;index=5&amp;ab_channel=UiDevGuid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ttps://www.youtube.com/watch?v=ztVUuSPTzrg&amp;list=PLAgJNt0flqKdcAtyFCyZrtg9CmCqxqgqg&amp;index=7&amp;ab_channel=UiDevGui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s://www.techpointfunda.com/2023/09/angular-interview-faq.htm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s://www.interviewbit.com/angular-cheat-sheet/</text:p>
          </table:table-cell>
          <table:table-cell table:number-columns-repeated="16383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ringBoot" table:style-name="ta1">
        <table:table-column table:style-name="co7" table:default-cell-style-name="ce1"/>
        <table:table-column table:style-name="co5" table:number-columns-repeated="16383" table:default-cell-style-name="ce1"/>
        <table:table-row table:style-name="ro1">
          <table:table-cell office:value-type="string" calcext:value-type="string">
            <text:p>@Transactional Spring bo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cepts such as IOC and DI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ed about profiles and services, bean creation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 Bat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 Cach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ception handling in Springbo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boot interceptors and filter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will service to service communication happ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handle CORS in RESTful web services.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What are Spring Profiles and how do you use them? 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Microservic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roservices Overvie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ed over diagram on basic architecture , along with Load balancing and cache mechanism about microservic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ault tolerance mechanisms like circuit breakers</text:p>
          </table:table-cell>
          <table:table-cell table:number-columns-repeated="16383"/>
        </table:table-row>
        <table:table-row table:style-name="ro5">
          <table:table-cell table:style-name="ce25" office:value-type="string" calcext:value-type="string">
            <text:p>circuit breaker pattern </text:p>
          </table:table-cell>
          <table:table-cell table:number-columns-repeated="16383"/>
        </table:table-row>
        <table:table-row table:style-name="ro6">
          <table:table-cell table:style-name="ce26" office:value-type="string" calcext:value-type="string">
            <text:p>What is CSRF protection in Spring Security and how do you enable it? </text:p>
          </table:table-cell>
          <table:table-cell table:number-columns-repeated="1638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SQL Basic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ibernate and JPA Basics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Spring Securi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 Securiy Overvie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WT Overvie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hentication and AUthorization in springboot, Springboot security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boot interceptors anf filters.</text:p>
          </table:table-cell>
          <table:table-cell table:number-columns-repeated="16383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thers" table:style-name="ta1">
        <table:table-column table:style-name="co8" table:default-cell-style-name="ce1"/>
        <table:table-column table:style-name="co5" table:number-columns-repeated="16383" table:default-cell-style-name="ce1"/>
        <table:table-row table:style-name="ro1">
          <table:table-cell office:value-type="string" calcext:value-type="string">
            <text:p>API Security and Rou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ST Concep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Q, Kafk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de COverage Using Jacoco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erformance optimization techniqu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WS Basics and program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sics of ReactJS, AWS, Devops, et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y cross origin is required </text:p>
          </table:table-cell>
          <table:table-cell table:number-columns-repeated="16383"/>
        </table:table-row>
        <table:table-row table:style-name="ro7">
          <table:table-cell table:style-name="Default" office:value-type="string" calcext:value-type="string">
            <text:p>What is Maven, and how does it simplify the build process in Java projects?</text:p>
          </table:table-cell>
          <table:table-cell table:number-columns-repeated="16383"/>
        </table:table-row>
        <table:table-row table:style-name="ro7" table:number-rows-repeated="7">
          <table:table-cell table:style-name="Default"/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1" office:value-type="string" calcext:value-type="string">
            <text:p>Design Pattern</text:p>
          </table:table-cell>
          <table:table-cell table:number-columns-repeated="16383"/>
        </table:table-row>
        <table:table-row table:style-name="ro7">
          <table:table-cell table:style-name="Default"/>
          <table:table-cell table:number-columns-repeated="16383"/>
        </table:table-row>
        <table:table-row table:style-name="ro1">
          <table:table-cell office:value-type="string" calcext:value-type="string">
            <text:p>SOLID Desig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l Design Pattern 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<text:s/>System Design interview Questions.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<text:s text:c="2"/>if you want to deploy application in multiple environmets how will you do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7- Using profiling and appending env name like dev, prod to the application.properties file)</text:p>
          </table:table-cell>
          <table:table-cell table:number-columns-repeated="16383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paration Checklist" table:style-name="ta1">
        <table:table-column table:style-name="co9" table:default-cell-style-name="ce27"/>
        <table:table-column table:style-name="co10" table:default-cell-style-name="ce27"/>
        <table:table-column table:style-name="co5" table:number-columns-repeated="16382" table:default-cell-style-name="ce27"/>
        <table:table-row table:style-name="ro8">
          <table:table-cell office:value-type="string" calcext:value-type="string">
            <text:p>2) Go through the resume and refresh all the important stuffs and project details of it.</text:p>
          </table:table-cell>
          <table:table-cell table:number-columns-repeated="16383"/>
        </table:table-row>
        <table:table-row table:style-name="ro8">
          <table:table-cell table:number-columns-repeated="16384"/>
        </table:table-row>
        <table:table-row table:style-name="ro8">
          <table:table-cell office:value-type="string" calcext:value-type="string">
            <text:p>Go through all notes.</text:p>
          </table:table-cell>
          <table:table-cell table:number-columns-repeated="16383"/>
        </table:table-row>
        <table:table-row table:style-name="ro8">
          <table:table-cell table:style-name="ce28" office:value-type="string" calcext:value-type="string">
            <text:p>Java 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Core Java Overview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Basic Java Programs Practice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Java 8 Theory 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Java 8 Practice.</text:p>
          </table:table-cell>
          <table:table-cell table:number-columns-repeated="16383"/>
        </table:table-row>
        <table:table-row table:style-name="ro8">
          <table:table-cell table:number-columns-repeated="16384"/>
        </table:table-row>
        <table:table-row table:style-name="ro8">
          <table:table-cell office:value-type="string" calcext:value-type="string">
            <text:p>Junit and Mockito Overview</text:p>
          </table:table-cell>
          <table:table-cell table:number-columns-repeated="16383"/>
        </table:table-row>
        <table:table-row table:style-name="ro8">
          <table:table-cell table:style-name="ce28" office:value-type="string" calcext:value-type="string">
            <text:p>Spring Framework</text:p>
          </table:table-cell>
          <table:table-cell table:number-columns-repeated="16383"/>
        </table:table-row>
        <table:table-row table:style-name="ro8">
          <table:table-cell table:style-name="ce29" office:value-type="string" calcext:value-type="string">
            <text:p>Spring Framework <text:s/>Overview and Interview Q&amp;A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Springboot Overview and Interview Q&amp;A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Hibernate, JPA Overview.Lazy and Eager Loading</text:p>
          </table:table-cell>
          <table:table-cell table:number-columns-repeated="16383"/>
        </table:table-row>
        <table:table-row table:style-name="ro9">
          <table:table-cell table:style-name="ce30" office:value-type="string" calcext:value-type="string">
            <text:p>Spring Security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Spring Batch, </text:p>
          </table:table-cell>
          <table:table-cell table:number-columns-repeated="16383"/>
        </table:table-row>
        <table:table-row table:style-name="ro5">
          <table:table-cell table:style-name="ce31" office:value-type="string" calcext:value-type="string">
            <text:p>Spring AOP</text:p>
          </table:table-cell>
          <table:table-cell table:number-columns-repeated="16383"/>
        </table:table-row>
        <table:table-row table:style-name="ro5">
          <table:table-cell table:style-name="ce31" office:value-type="string" calcext:value-type="string">
            <text:p>circuit breaker pattern</text:p>
          </table:table-cell>
          <table:table-cell table:number-columns-repeated="16383"/>
        </table:table-row>
        <table:table-row table:style-name="ro5">
          <table:table-cell table:style-name="ce31" office:value-type="string" calcext:value-type="string">
            <text:p>Springboot Interceptors</text:p>
          </table:table-cell>
          <table:table-cell table:number-columns-repeated="16383"/>
        </table:table-row>
        <table:table-row table:style-name="ro9">
          <table:table-cell table:style-name="ce48" office:value-type="string" calcext:value-type="string">
            <text:p>DBMS &amp; System Design </text:p>
          </table:table-cell>
          <table:table-cell table:number-columns-repeated="16383"/>
        </table:table-row>
        <table:table-row table:style-name="ro8">
          <table:table-cell table:style-name="Default"/>
          <table:table-cell table:number-columns-repeated="16383"/>
        </table:table-row>
        <table:table-row table:style-name="ro8">
          <table:table-cell office:value-type="string" calcext:value-type="string">
            <text:p>SQL Overview</text:p>
          </table:table-cell>
          <table:table-cell table:number-columns-repeated="16383"/>
        </table:table-row>
        <table:table-row table:style-name="ro5">
          <table:table-cell table:style-name="ce25" office:value-type="string" calcext:value-type="string">
            <text:p>Parking Lot System Design Interview Question and Answer in Java</text:p>
          </table:table-cell>
          <table:table-cell table:number-columns-repeated="16383"/>
        </table:table-row>
        <table:table-row table:style-name="ro8">
          <table:table-cell table:style-name="Default"/>
          <table:table-cell table:number-columns-repeated="16383"/>
        </table:table-row>
        <table:table-row table:style-name="ro8">
          <table:table-cell table:style-name="ce28" office:value-type="string" calcext:value-type="string">
            <text:p>Design Patterns. 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SOLID Design Pattern</text:p>
          </table:table-cell>
          <table:table-cell table:number-columns-repeated="16383"/>
        </table:table-row>
        <table:table-row table:style-name="ro8">
          <table:table-cell table:style-name="ce49" office:value-type="string" calcext:value-type="string">
            <text:p>Singleton Design Pattern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Factory Design Pattern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Builder Design Pattern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Code Practice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How to avoid breaking the singleton Pattern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SAGA Pattern</text:p>
          </table:table-cell>
          <table:table-cell office:value-type="string" calcext:value-type="string">
            <text:p>https://www.youtube.com/watch?v=Fe_qPM81hJ8</text:p>
          </table:table-cell>
          <table:table-cell table:number-columns-repeated="16382"/>
        </table:table-row>
        <table:table-row table:style-name="ro8">
          <table:table-cell table:style-name="ce28" office:value-type="string" calcext:value-type="string">
            <text:p>Angular Stuffs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Building Blocks Of Angular Application.</text:p>
          </table:table-cell>
          <table:table-cell office:value-type="string" calcext:value-type="string">
            <text:p>https://anywhere.epam.com/en/blog/senior-angular-developer-interview-questions</text:p>
          </table:table-cell>
          <table:table-cell table:number-columns-repeated="16382"/>
        </table:table-row>
        <table:table-row table:style-name="ro8">
          <table:table-cell office:value-type="string" calcext:value-type="string">
            <text:p>Angular Routing, data binding. Angular Forms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Component Lifeccycle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Diff between Promise and Observable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Lazy Loading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Authentication and Authorization in Angular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RxJS Operators</text:p>
          </table:table-cell>
          <table:table-cell table:number-columns-repeated="16383"/>
        </table:table-row>
        <table:table-row table:style-name="ro5">
          <table:table-cell table:style-name="ce50" office:value-type="string" calcext:value-type="string">
            <text:p>What is the role of access and refresh tokens? How do you handle them in Angular?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What is View Encapsulation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What is Shadow DOM.</text:p>
          </table:table-cell>
          <table:table-cell table:number-columns-repeated="16383"/>
        </table:table-row>
        <table:table-row table:style-name="ro5">
          <table:table-cell table:style-name="ce31" office:value-type="string" calcext:value-type="string">
            <text:p>Dependency Injectuion and how to implement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Go through Angular Cheatsheet</text:p>
          </table:table-cell>
          <table:table-cell table:number-columns-repeated="16383"/>
        </table:table-row>
        <table:table-row table:style-name="ro5">
          <table:table-cell table:style-name="ce31" office:value-type="string" calcext:value-type="string">
            <text:p>Angular Interceptors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Going through the interview Q&amp;A for angular</text:p>
          </table:table-cell>
          <table:table-cell office:value-type="string" calcext:value-type="string">
            <text:p>https://www.interviewkickstart.com/blogs/interview-questions/angular-8-interview-questions</text:p>
          </table:table-cell>
          <table:table-cell table:number-columns-repeated="16382"/>
        </table:table-row>
        <table:table-row table:style-name="ro5">
          <table:table-cell table:style-name="ce31" office:value-type="string" calcext:value-type="string">
            <text:p>How Angular Routes works.</text:p>
          </table:table-cell>
          <table:table-cell table:number-columns-repeated="16383"/>
        </table:table-row>
        <table:table-row table:style-name="ro8" table:number-rows-repeated="2">
          <table:table-cell table:style-name="Default"/>
          <table:table-cell table:number-columns-repeated="16383"/>
        </table:table-row>
        <table:table-row table:style-name="ro8" table:number-rows-repeated="3">
          <table:table-cell table:number-columns-repeated="16384"/>
        </table:table-row>
        <table:table-row table:style-name="ro8">
          <table:table-cell table:style-name="ce28" office:value-type="string" calcext:value-type="string">
            <text:p>Miscelleaneous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AWS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Docker and Kubernetes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MongoDB and NoSQL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Jenkins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CI/CD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Sonarqube (which u solved some examples)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LinkedList and Sorting Algorithms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Search Algorithm.</text:p>
          </table:table-cell>
          <table:table-cell table:number-columns-repeated="16383"/>
        </table:table-row>
        <table:table-row table:style-name="ro8" table:number-rows-repeated="1048513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BNP Checklist" table:style-name="ta1">
        <table:table-column table:style-name="co11" table:default-cell-style-name="ce47"/>
        <table:table-column table:style-name="co5" table:number-columns-repeated="16383" table:default-cell-style-name="ce47"/>
        <table:table-row table:style-name="ro5">
          <table:table-cell table:style-name="ce16" office:value-type="string" calcext:value-type="string">
            <text:p>Springboot cache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Springboot transcation management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Kubernetes and Docker and few AWS stuffs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Authenticaton and Authorization. (Security)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Performance improvement tools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Hibernate Basics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Junit and Mockito Basics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Microservices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Exception handling 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16" office:value-type="string" calcext:value-type="string">
            <text:p>Java 8 streams,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52" office:value-type="string" calcext:value-type="string">
            <text:p>Angular Cache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52" office:value-type="string" calcext:value-type="string">
            <text:p>Angular Performace improvement.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52" office:value-type="string" calcext:value-type="string">
            <text:p>Angular Authentication and Authorization (SSO)</text:p>
          </table:table-cell>
          <table:table-cell table:style-name="ce31"/>
          <table:table-cell table:number-columns-repeated="16382"/>
        </table:table-row>
        <table:table-row table:style-name="ro5">
          <table:table-cell table:style-name="ce52" office:value-type="string" calcext:value-type="string">
            <text:p>State management like rxJS Operators.</text:p>
          </table:table-cell>
          <table:table-cell table:style-name="ce31"/>
          <table:table-cell table:number-columns-repeated="16382"/>
        </table:table-row>
        <table:table-row table:style-name="ro5" table:number-rows-repeated="2">
          <table:table-cell table:style-name="ce31" table:number-columns-repeated="2"/>
          <table:table-cell table:number-columns-repeated="16382"/>
        </table:table-row>
        <table:table-row table:style-name="ro7">
          <table:table-cell table:style-name="Default" table:number-columns-repeated="2"/>
          <table:table-cell table:number-columns-repeated="16382"/>
        </table:table-row>
        <table:table-row table:style-name="ro4">
          <table:table-cell table:style-name="ce25" office:value-type="string" calcext:value-type="string">
            <text:p>What are the Questions asked in Project Managerial Round | How to prepare project Manager interview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Managerial Round Interview Questions | Behavioral Interview Questions And Answers | Java Genie</text:p>
          </table:table-cell>
          <table:table-cell office:value-type="string" calcext:value-type="string">
            <text:p>https://www.youtube.com/watch?v=e02N0iUOq9E&amp;ab_channel=GenieAshwani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Agile methodology and scrum</text:p>
          </table:table-cell>
          <table:table-cell table:number-columns-repeated="16383"/>
        </table:table-row>
        <table:table-row table:style-name="ro5" table:number-rows-repeated="8">
          <table:table-cell table:number-columns-repeated="16384"/>
        </table:table-row>
        <table:table-row table:style-name="ro5">
          <table:table-cell table:style-name="ce25" office:value-type="string" calcext:value-type="string">
            <text:p>cross-site scripting (XSS) attacks 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What is CSRF and how to avoid in springboot and angular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map vs flatMa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splun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how to deploy an application using pcf 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what is the use of redis cache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Sonarqube issue nug fixes (critical bugs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Git rebase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Spring boot transaction management with propagation levels.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Springboot filter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REST API Versioning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Flyway – Springboot database migratim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How to secure actuator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Which is a recommended approach to handle API rate limits in Spring Boot? 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Angular Course (Topics - Security &amp; Performance) | By Mr. Ranjan</text:p>
          </table:table-cell>
          <table:table-cell office:value-type="string" calcext:value-type="string">
            <text:p>https://www.youtube.com/watch?v=E4F77TuFAiY&amp;ab_channel=SreenuTech</text:p>
          </table:table-cell>
          <table:table-cell table:number-columns-repeated="16382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style-name="ce25"/>
          <table:table-cell table:number-columns-repeated="16383"/>
        </table:table-row>
        <table:table-row table:style-name="ro5" table:number-rows-repeated="104852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opic Checklist" table:style-name="ta1">
        <table:table-column table:style-name="co12" table:default-cell-style-name="ce54"/>
        <table:table-column table:style-name="co5" table:number-columns-repeated="16383" table:default-cell-style-name="ce54"/>
        <table:table-row table:style-name="ro10" table:number-rows-repeated="2">
          <table:table-cell table:number-columns-repeated="16384"/>
        </table:table-row>
        <table:table-row table:style-name="ro10">
          <table:table-cell office:value-type="string" calcext:value-type="string">
            <text:p>BNP (Still to start)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----------------------------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Java 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-------------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How java memory work in terms of object creation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Memory utilization of String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ashmap internal working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why nullpointerexception is unchecked exception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Serialization and Deserialization in java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wait, notify, notifyall exists in Object class But we use only in multithread right. 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then those method we keep it inside the thread class right why it's exist in Object 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class?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why we don't pefer to use Put mapping for insert operation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what algorithm garbage collector uses.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Name few sorting algorithms and search algorithms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find max salary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find sum of slaary group by depno 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Difference between map and flatmap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Junit and Mockito Overview</text:p>
          </table:table-cell>
          <table:table-cell table:number-columns-repeated="16383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 office:value-type="string" calcext:value-type="string">
            <text:p>Microservices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------------------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ow to create microservice and deploy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ow to name rest api in microservices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ow to handle fault tolerance in microservices?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⚫ Transaction Management in Microservices?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⚫ How to handle exceptions in microservices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/>⚫ What is important component in Microservices? 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ow communication in APIs through RestTemplate and managing the case of failure <text:s/>requests or delayed response/timeout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Amazon prime monolith application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Microservices design pattern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ow to manage common priperies for differnet microservices.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what is teh use of Feign CLient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@FeignClient(name = "user-service", url = "http://localhost:8080/users")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public interface UserServiceClient {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 text:c="4"/>@GetMapping("/{id}")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 text:c="4"/>User getUser(@PathVariable Long id);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}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Microservice for e-commerce website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Microservices Basics. (How to depley it and fall back mecganism)</text:p>
          </table:table-cell>
          <table:table-cell table:number-columns-repeated="16383"/>
        </table:table-row>
        <table:table-row table:style-name="ro10" table:number-rows-repeated="3">
          <table:table-cell table:number-columns-repeated="16384"/>
        </table:table-row>
        <table:table-row table:style-name="ro10">
          <table:table-cell office:value-type="string" calcext:value-type="string">
            <text:p>Springboot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-----------------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@Component vs @bean @configuration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@Primary vs @Qualifier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Authentication and Authorization (In rest API I want only limited users are able to hit particular URL )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Spring boot Cache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Flyway – Springboot database migration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Springboot filter and interceptor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REST API Versioning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Spring batch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REST API Versioning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SQL Overview.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Springboot interceptors anf filters.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what is idemopotency in transaction management.,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ibernate and JPA overview. (HQL , simpl;e joins)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Difference between @Configuration and @Autoconfiguration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Spring bean life cycle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What is JPA? Duplicate key in JPA ? Primary Key in JPA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How performing the authorization in your application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What in case we don't want to use @Autowired .What are the other options we can make use of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/>How @Autowired internally works 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Spring @Transactional uses Proxy concept .? means?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Which auto wire tyoe happens un @autowired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use of @Modifying.&gt;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To delete data in Spring Boot with JPA: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1) Use built-in Delete APIs of Spring Data JPA repositories, should be used only when there is no entity relationship otherwise 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SQLIntegrityConstraintViolationException <text:s/>will be thrown. (e.g) delete(entity) and deleteById(entityId)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2) Use CascadeType.ALL or CascadeType.REMOVE attributes to delete the child entities when the parent entity is deleted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3) Use orphanRemoval attribute on @OneToMany or @OneToOne annotation to delete the child entities when they are removed from the relationship with the parent entity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4) for soft delete, we can use the annotation such as @SQLDelete. in order top retreive the undeleted records we should use.@Where(clause = “deleted = false”)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in case if we want to retrive all the deleted and undeleted records based on parameter. we can use @FilterDef, @Filter.</text:p>
          </table:table-cell>
          <table:table-cell table:number-columns-repeated="16383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 office:value-type="string" calcext:value-type="string">
            <text:p>Imagine you are designing a Spring Boot application that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interfaces with multiple external APIs. How would you handle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API rate limits and failures?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REST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------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Technically speaking, you can use POST for update operation and PUT for create operation, but this would be against the recommended convention for RESTful APIs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owever, it is important to note that these are just conventions and not strict rules. why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How to protect and secure the REST API form front end and back end.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what is idempotent.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Status code of HTTP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Others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-----------------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Performance improvement task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/>Jprofiler, HeapAnalyzer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/>ThreadPool size, heapsize jvm args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Oracle DB: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 text:c="2"/>indexes, Views, clustering, query optimization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 text:c="2"/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ow the security vulnerabilities are handled (black duck scan)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 text:c="2"/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Secure coding principles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Knowledge on Fortify, NexusIQ reports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Jenkins Pipeline overview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ow to deploy an application using pcf 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ow to deploy an application using AWS ?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Sonarqube issue nug fixes (critical bugs)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basic postman queries and steps.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use of splunk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What is doker? and why we use that?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What are the SOLID principles?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what is the use of redis cache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Angular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------------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css styles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create reusable angular compo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Share global and local variables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cache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Component declartion and creation 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performance optimization technique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react vs angular,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If we use cache value, how do we know whether the updated from actual api or not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diff between cookies , localStoirage, sessionStorage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Genral intervie Q&amp;A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calcext:value-type="string">
            <text:p><text:s text:c="2"/></text:p>
          </table:table-cell>
          <table:table-cell table:number-columns-repeated="16383"/>
        </table:table-row>
        <table:table-row table:style-name="ro10" table:number-rows-repeated="4">
          <table:table-cell table:number-columns-repeated="16384"/>
        </table:table-row>
        <table:table-row table:style-name="ro10">
          <table:table-cell office:value-type="string" calcext:value-type="string">
            <text:p>About my project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Agile process, day to day activities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Managerial Round interview questions.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Self Introduction and about the projects worked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⚫ Other questions are related to the recent project which I worked in cit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How you've configured the application configurations for different environments?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What are roles and responsibilities</text:p>
          </table:table-cell>
          <table:table-cell table:number-columns-repeated="16383"/>
        </table:table-row>
        <table:table-row table:style-name="ro10" table:number-rows-repeated="1048408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Sheet8" table:style-name="ta1">
        <table:table-column table:style-name="co13" table:default-cell-style-name="ce32"/>
        <table:table-column table:style-name="co14" table:default-cell-style-name="ce56"/>
        <table:table-column table:style-name="co5" table:default-cell-style-name="ce56"/>
        <table:table-row table:style-name="ro7">
          <table:table-cell office:value-type="string" calcext:value-type="string">
            <text:p>Grade</text:p>
          </table:table-cell>
          <table:table-cell table:style-name="ce55" office:value-type="string" calcext:value-type="string" table:number-columns-spanned="2" table:number-rows-spanned="1">
            <text:p>Level 4</text:p>
          </table:table-cell>
          <table:covered-table-cell table:style-name="Default"/>
        </table:table-row>
        <table:table-row table:style-name="ro7">
          <table:table-cell office:value-type="string" calcext:value-type="string">
            <text:p>Sales (GSO &amp; BRM)</text:p>
          </table:table-cell>
          <table:table-cell table:style-name="ce55" office:value-type="string" calcext:value-type="string" table:number-columns-spanned="2" table:number-rows-spanned="1">
            <text:p>N</text:p>
          </table:table-cell>
          <table:covered-table-cell table:style-name="Default"/>
        </table:table-row>
        <table:table-row table:style-name="ro7">
          <table:table-cell office:value-type="string" calcext:value-type="string">
            <text:p>International Worker</text:p>
          </table:table-cell>
          <table:table-cell table:style-name="ce55" office:value-type="string" calcext:value-type="string" table:number-columns-spanned="2" table:number-rows-spanned="1">
            <text:p>N</text:p>
          </table:table-cell>
          <table:covered-table-cell table:style-name="Default"/>
        </table:table-row>
        <table:table-row table:style-name="ro7">
          <table:table-cell office:value-type="string" calcext:value-type="string">
            <text:p>CTC</text:p>
          </table:table-cell>
          <table:table-cell table:style-name="ce55" office:value-type="float" office:value="2800000" calcext:value-type="float" table:number-columns-spanned="2" table:number-rows-spanned="1">
            <text:p>2800000</text:p>
          </table:table-cell>
          <table:covered-table-cell table:style-name="Default"/>
        </table:table-row>
        <table:table-row table:style-name="ro7">
          <table:table-cell office:value-type="string" calcext:value-type="string">
            <text:p>COMPONENTS</text:p>
          </table:table-cell>
          <table:table-cell table:style-name="ce32" office:value-type="string" calcext:value-type="string">
            <text:p>(p.a.)</text:p>
          </table:table-cell>
          <table:table-cell table:style-name="ce32" office:value-type="string" calcext:value-type="string">
            <text:p>(p.m.)</text:p>
          </table:table-cell>
        </table:table-row>
        <table:table-row table:style-name="ro7">
          <table:table-cell table:style-name="ce26" office:value-type="string" calcext:value-type="string">
            <text:p>Basic</text:p>
          </table:table-cell>
          <table:table-cell office:value-type="currency" office:currency="INR" office:value="833775" calcext:value-type="currency">
            <text:p>₹8,33,775.00</text:p>
          </table:table-cell>
          <table:table-cell office:value-type="currency" office:currency="INR" office:value="69481" calcext:value-type="currency">
            <text:p>₹69,481.00</text:p>
          </table:table-cell>
        </table:table-row>
        <table:table-row table:style-name="ro7">
          <table:table-cell table:style-name="ce26" office:value-type="string" calcext:value-type="string">
            <text:p>Statutory Bonus</text:p>
          </table:table-cell>
          <table:table-cell table:number-columns-repeated="2" office:value-type="currency" office:currency="INR" office:value="0" calcext:value-type="currency">
            <text:p>₹0.00</text:p>
          </table:table-cell>
        </table:table-row>
        <table:table-row table:style-name="ro7">
          <table:table-cell table:style-name="ce26" office:value-type="string" calcext:value-type="string">
            <text:p>Bouquet of Benefits</text:p>
          </table:table-cell>
          <table:table-cell office:value-type="currency" office:currency="INR" office:value="1548439" calcext:value-type="currency">
            <text:p>₹15,48,439.00</text:p>
          </table:table-cell>
          <table:table-cell office:value-type="currency" office:currency="INR" office:value="129037" calcext:value-type="currency">
            <text:p>₹1,29,037.00</text:p>
          </table:table-cell>
        </table:table-row>
        <table:table-row table:style-name="ro7">
          <table:table-cell table:style-name="ce26" office:value-type="string" calcext:value-type="string">
            <text:p>Personal Pay</text:p>
          </table:table-cell>
          <table:table-cell table:number-columns-repeated="2" office:value-type="currency" office:currency="INR" office:value="0" calcext:value-type="currency">
            <text:p>₹0.00</text:p>
          </table:table-cell>
        </table:table-row>
        <table:table-row table:style-name="ro7">
          <table:table-cell office:value-type="string" calcext:value-type="string">
            <text:p>A. Base Salary</text:p>
          </table:table-cell>
          <table:table-cell table:style-name="ce57" office:value-type="currency" office:currency="INR" office:value="2382213" calcext:value-type="currency">
            <text:p>₹23,82,213.00</text:p>
          </table:table-cell>
          <table:table-cell table:style-name="ce57" office:value-type="currency" office:currency="INR" office:value="198518" calcext:value-type="currency">
            <text:p>₹1,98,518.00</text:p>
          </table:table-cell>
        </table:table-row>
        <table:table-row table:style-name="ro7">
          <table:table-cell table:style-name="ce26" office:value-type="string" calcext:value-type="string">
            <text:p>Variable Compensation</text:p>
          </table:table-cell>
          <table:table-cell office:value-type="currency" office:currency="INR" office:value="264700" calcext:value-type="currency">
            <text:p>₹2,64,700.00</text:p>
          </table:table-cell>
          <table:table-cell office:value-type="currency" office:currency="INR" office:value="22058" calcext:value-type="currency">
            <text:p>₹22,058.00</text:p>
          </table:table-cell>
        </table:table-row>
        <table:table-row table:style-name="ro7">
          <table:table-cell office:value-type="string" calcext:value-type="string">
            <text:p>B. Total Variable Compensation</text:p>
          </table:table-cell>
          <table:table-cell table:style-name="ce57" office:value-type="currency" office:currency="INR" office:value="264700" calcext:value-type="currency">
            <text:p>₹2,64,700.00</text:p>
          </table:table-cell>
          <table:table-cell table:style-name="ce57" office:value-type="currency" office:currency="INR" office:value="22058" calcext:value-type="currency">
            <text:p>₹22,058.00</text:p>
          </table:table-cell>
        </table:table-row>
        <table:table-row table:style-name="ro7">
          <table:table-cell office:value-type="string" calcext:value-type="string">
            <text:p>C. Total Target Cash (TTC) (A+B)</text:p>
          </table:table-cell>
          <table:table-cell table:style-name="ce57" office:value-type="currency" office:currency="INR" office:value="2646913" calcext:value-type="currency">
            <text:p>₹26,46,913.00</text:p>
          </table:table-cell>
          <table:table-cell table:style-name="ce57" office:value-type="currency" office:currency="INR" office:value="220576" calcext:value-type="currency">
            <text:p>₹2,20,576.00</text:p>
          </table:table-cell>
        </table:table-row>
        <table:table-row table:style-name="ro7">
          <table:table-cell table:style-name="ce26" office:value-type="string" calcext:value-type="string">
            <text:p>Provident Fund (PF)</text:p>
          </table:table-cell>
          <table:table-cell office:value-type="currency" office:currency="INR" office:value="100053" calcext:value-type="currency">
            <text:p>₹1,00,053.00</text:p>
          </table:table-cell>
          <table:table-cell office:value-type="currency" office:currency="INR" office:value="8338" calcext:value-type="currency">
            <text:p>₹8,338.00</text:p>
          </table:table-cell>
        </table:table-row>
        <table:table-row table:style-name="ro7">
          <table:table-cell table:style-name="ce26" office:value-type="string" calcext:value-type="string">
            <text:p>Gratuity</text:p>
          </table:table-cell>
          <table:table-cell office:value-type="currency" office:currency="INR" office:value="40105" calcext:value-type="currency">
            <text:p>₹40,105.00</text:p>
          </table:table-cell>
          <table:table-cell office:value-type="currency" office:currency="INR" office:value="3342" calcext:value-type="currency">
            <text:p>₹3,342.00</text:p>
          </table:table-cell>
        </table:table-row>
        <table:table-row table:style-name="ro7">
          <table:table-cell table:style-name="ce26" office:value-type="string" calcext:value-type="string">
            <text:p>Medical Insurance Premium</text:p>
          </table:table-cell>
          <table:table-cell office:value-type="currency" office:currency="INR" office:value="12929" calcext:value-type="currency">
            <text:p>₹12,929.00</text:p>
          </table:table-cell>
          <table:table-cell office:value-type="currency" office:currency="INR" office:value="1077" calcext:value-type="currency">
            <text:p>₹1,077.00</text:p>
          </table:table-cell>
        </table:table-row>
        <table:table-row table:style-name="ro7">
          <table:table-cell table:style-name="ce26" office:value-type="string" calcext:value-type="string">
            <text:p>Domiciliary Premium (P5 &amp; Above)</text:p>
          </table:table-cell>
          <table:table-cell table:number-columns-repeated="2" office:value-type="currency" office:currency="INR" office:value="0" calcext:value-type="currency">
            <text:p>₹0.00</text:p>
          </table:table-cell>
        </table:table-row>
        <table:table-row table:style-name="ro7">
          <table:table-cell office:value-type="string" calcext:value-type="string">
            <text:p>D. Retirals &amp; Other Benefits</text:p>
          </table:table-cell>
          <table:table-cell table:style-name="ce57" office:value-type="currency" office:currency="INR" office:value="153087" calcext:value-type="currency">
            <text:p>₹1,53,087.00</text:p>
          </table:table-cell>
          <table:table-cell table:style-name="ce57" office:value-type="currency" office:currency="INR" office:value="12757" calcext:value-type="currency">
            <text:p>₹12,757.00</text:p>
          </table:table-cell>
        </table:table-row>
        <table:table-row table:style-name="ro7">
          <table:table-cell office:value-type="string" calcext:value-type="string">
            <text:p>Cost To Company (CTC) (C+D)</text:p>
          </table:table-cell>
          <table:table-cell table:style-name="ce57" office:value-type="currency" office:currency="INR" office:value="2800000" calcext:value-type="currency">
            <text:p>₹28,00,000.00</text:p>
          </table:table-cell>
          <table:table-cell table:style-name="ce57" office:value-type="currency" office:currency="INR" office:value="233333" calcext:value-type="currency">
            <text:p>₹2,33,333.00</text:p>
          </table:table-cell>
        </table:table-row>
      </table:table>
      <table:table table:name="Sheet9" table:style-name="ta1">
        <table:table-column table:style-name="co15" table:default-cell-style-name="ce1"/>
        <table:table-column table:style-name="co5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terview Ques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------------------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Java: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7" office:value-type="string" calcext:value-type="string">
            <text:p>1) If synchronized map is there why concurrent hash map was introduced.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2) what is weakhashmap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3) Why string is immutable in java?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4) Can you explain Why optional class instead we can check for null using == ? 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5) what kind of tree is used in treeset and treemap?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6) Can we use object as a key in hashmap in Java?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7) Implementing functional interface. (two same method in two diff interface and implement) coding-questions/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8) what is Externalization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9) Class loaders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10) Exception propagation example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11) why we should use interface and class combination like Map&lt;Integer&gt; map = new HashMap();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12) Why we need default and static metho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3)Serialization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14)How a hashtag#Hashmap Works Internal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5) Overview Of Multithreading from Javatpoi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) How stream works internally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17) how to craete custom exceotion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18) If i create custoim unchecked exception shoild i have to give Throws (and isndie it used throw keyword)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19) diff between immutable class and singleton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) Executor Framework . ( more in this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1) how to print odd and even numbers using executor servoce.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22) String memeory overview.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23) Equals and hascode contract. (Done)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15) HashTable vs ConcurrentHashMap. 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25) Diff between volatile and Synchronized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ring boot 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1) Imagine you are designing a Spring Boot application that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interfaces with multiple external APIs. How would you handle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API rate limits and failures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) How to secure sprimg boot app from Http to Http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) what is Hibernate Criteria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4) Types of cascade supported by JPA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) Difference between getOne and findById in Spring Data JPA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) <text:s/>@PostConstruct (Can we call multiple times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7) what is JWT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8) <text:s/>Types of queries (@Query, @NativeQuer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9) what is Criteria Query.(Update and delete is not possible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)How to exclude dependecy. like tomc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) How to send error rmessag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2) How to implement interceptors and authentoication in springboot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3) bean life cucycle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QL: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) <text:s/>what is stored procedure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) <text:s/>Does each microservice really need its own database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) what is right outer join and Views in D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4) groupby in sql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ign Pattern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rcuit design pattern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y we really use Factory design pattern/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LID Principl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ich design pattern singeloton uses.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bserver and DI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iscelleneous: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7" office:value-type="string" calcext:value-type="string">
            <text:p>1) how to configure differet ports for different environment.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2) what is WebFlux. And Web Clie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) Can we use Okta and Spring security together? why?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4) Microservices architectur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) JWT Implementation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6) Flyway database migration. (Overview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7) How JWT Token is created(Overview) 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8) Changelog liquibase? purpose and usag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9) Dependency Invesrsion Princuiple vs DI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provide security in microservoces. 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iff between maven and gridl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nkedList overview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ree, Search and Sort Overvie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fresh token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ront E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-----------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switchMap, mergeMap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hat is Ivy Compiler and AOT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at is content projection and how it is rendered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include http interceptors.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put vs patc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ference between ngOnchanges and ngDoChe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h guard, appp interceptor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<text:s/>APi rate limit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Child to child communcation from the same parent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t we should use Observables instead od Promised for API calls in angular?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emantic Elemen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refresh data everytime using semantic elemen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gRX operatiors. (state management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secure angular application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secure backend application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I Versioning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Create two thread one should start odd number and other should print even num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st practoces to commnicate front end and backend stuffs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hta is Type Infrerence and Type Annotation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mory leaks in front end eppliaction. (how to check 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ing Cloud Overvie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secure sensiticve cusomer data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y default caching mechanism and logging system in springbp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ich logging sysem u prefer and wh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ich monitoring tool like grafana and splunck u use and why,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w to optimize a large maven and angular build. Different startegeie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at is teh sue of method reference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it rebase comma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abase design for car rental service.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How to connect m ultiple database in single springboot application</text:p>
          </table:table-cell>
          <table:table-cell table:number-columns-repeated="16383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 Explore now" table:style-name="ta1">
        <table:table-column table:style-name="co16" table:default-cell-style-name="ce27"/>
        <table:table-column table:style-name="co5" table:number-columns-repeated="16383" table:default-cell-style-name="ce27"/>
        <table:table-row table:style-name="ro8">
          <table:table-cell table:number-columns-repeated="16384"/>
        </table:table-row>
        <table:table-row table:style-name="ro8">
          <table:table-cell table:style-name="ce39" office:value-type="string" calcext:value-type="string">
            <text:p>Git MERGE vs REBASE vs Git SQUASH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Discuss SOLID principles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Hibernate and JPA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Multithreadiung overview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Important backend interview q&amp;A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10)How to exclude dependecy. like tomca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11) How to send error rmessage.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13) bean life cucycle.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Create two thread one should start odd number and other should print even num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Java 8 Pragrams. And Practices.</text:p>
          </table:table-cell>
          <table:table-cell table:number-columns-repeated="16383"/>
        </table:table-row>
        <table:table-row table:style-name="ro8">
          <table:table-cell office:value-type="string" calcext:value-type="string">
            <text:p>Java programs </text:p>
          </table:table-cell>
          <table:table-cell table:number-columns-repeated="16383"/>
        </table:table-row>
        <table:table-row table:style-name="ro8">
          <table:table-cell table:number-columns-repeated="16384"/>
        </table:table-row>
        <table:table-row table:style-name="ro1">
          <table:table-cell table:style-name="ce1" office:value-type="string" calcext:value-type="string">
            <text:p>NgRX operatiors. (state management)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Semantic Elements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How to secure angular application.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How to secure backend application.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API Versioning</text:p>
          </table:table-cell>
          <table:table-cell table:number-columns-repeated="16383"/>
        </table:table-row>
        <table:table-row table:style-name="ro8">
          <table:table-cell table:number-columns-repeated="16384"/>
        </table:table-row>
        <table:table-row table:style-name="ro8">
          <table:table-cell office:value-type="string" calcext:value-type="string">
            <text:p>SQL Overview (views, </text:p>
          </table:table-cell>
          <table:table-cell table:number-columns-repeated="16383"/>
        </table:table-row>
        <table:table-row table:style-name="ro8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LinkedList overview.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Tree, Search and Sort Overview</text:p>
          </table:table-cell>
          <table:table-cell table:number-columns-repeated="16383"/>
        </table:table-row>
        <table:table-row table:style-name="ro8">
          <table:table-cell table:number-columns-repeated="16384"/>
        </table:table-row>
        <table:table-row table:style-name="ro1">
          <table:table-cell table:style-name="ce1" office:value-type="string" calcext:value-type="string">
            <text:p>memory leaks in front end eppliaction. (how to check )</text:p>
          </table:table-cell>
          <table:table-cell table:number-columns-repeated="16383"/>
        </table:table-row>
        <table:table-row table:style-name="ro1">
          <table:table-cell table:style-name="ce37" office:value-type="string" calcext:value-type="string">
            <text:p>How to optimize a large maven and angular build. Different startegeies.</text:p>
          </table:table-cell>
          <table:table-cell table:number-columns-repeated="16383"/>
        </table:table-row>
        <table:table-row table:style-name="ro1">
          <table:table-cell table:style-name="ce40" office:value-type="string" calcext:value-type="string">
            <text:p>How to connect multiple database in single springboot application</text:p>
          </table:table-cell>
          <table:table-cell table:number-columns-repeated="16383"/>
        </table:table-row>
        <table:table-row table:style-name="ro8" table:number-rows-repeated="1048547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20:45:05.6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6:05:48.127000000</meta:creation-date>
    <dc:date>2024-10-14T00:29:48.350000000</dc:date>
    <meta:editing-duration>P2DT11H29M38S</meta:editing-duration>
    <meta:editing-cycles>16</meta:editing-cycles>
    <meta:generator>LibreOffice/24.8.2.1$Windows_X86_64 LibreOffice_project/0f794b6e29741098670a3b95d60478a65d05ef13</meta:generator>
    <meta:document-statistic meta:table-count="10" meta:cell-count="489" meta:object-count="0"/>
  </office:meta>
</office:document-meta>
</file>